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rsense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</table:table-row>
        <table:table-row table:style-name="ro1">
          <table:table-cell office:value-type="string">
            <text:p>imax</text:p>
          </table:table-cell>
          <table:table-cell table:formula="of:=0.05/[.B1]" office:value-type="float" office:value="0.5">
            <text:p>0.5</text:p>
          </table:table-cell>
          <table:table-cell office:value-type="string">
            <text:p>A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imax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rsense</text:p>
          </table:table-cell>
          <table:table-cell table:formula="of:=0.05/[.B4]" office:value-type="float" office:value="0.05">
            <text:p>0.05</text:p>
          </table:table-cell>
          <table:table-cell office:value-type="string">
            <text:p>ohm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Vgf</text:p>
          </table:table-cell>
          <table:table-cell office:value-type="float" office:value="32.55">
            <text:p>32.55</text:p>
          </table:table-cell>
          <table:table-cell office:value-type="string">
            <text:p>Hz/V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float" office:value="0.75">
            <text:p>0.75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[.B7]*ABS([.B8]*[.B5])" office:value-type="float" office:value="1.220625">
            <text:p>1.220625</text:p>
          </table:table-cell>
          <table:table-cell office:value-type="string">
            <text:p>Hz</text:p>
          </table:table-cell>
        </table:table-row>
        <table:table-row table:style-name="ro2">
          <table:table-cell/>
          <table:table-cell table:formula="of:=1/[.B9]" office:value-type="float" office:value="0.819252432155658">
            <text:p>0.8192524322</text:p>
          </table:table-cell>
          <table:table-cell office:value-type="string">
            <text:p>s</text:p>
          </table:table-cell>
        </table:table-row>
        <table:table-row table:style-name="ro2">
          <table:table-cell/>
          <table:table-cell table:formula="of:=1/([.B7]*[.B5])" office:value-type="float" office:value="0.614439324116743">
            <text:p>0.6144393241</text:p>
          </table:table-cell>
          <table:table-cell office:value-type="string">
            <text:p>coulomb</text:p>
          </table:table-cell>
        </table:table-row>
        <table:table-row table:style-name="ro2">
          <table:table-cell/>
          <table:table-cell table:formula="of:=[.B11]/3600" office:value-type="float" office:value="0.000170677590032429">
            <text:p>0.0001706776</text:p>
          </table:table-cell>
          <table:table-cell office:value-type="string">
            <text:p>Ah</text:p>
          </table:table-cell>
        </table:table-row>
        <table:table-row table:style-name="ro1">
          <table:table-cell office:value-type="string">
            <text:p>1 Ah = </text:p>
          </table:table-cell>
          <table:table-cell table:formula="of:=1/[.B12]" office:value-type="float" office:value="5859">
            <text:p>5859</text:p>
          </table:table-cell>
          <table:table-cell office:value-type="string">
            <text:p>ints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Rl &gt; </text:p>
          </table:table-cell>
          <table:table-cell table:formula="of:=([.B15]-0.5)/0.0016" office:value-type="float" office:value="1750">
            <text:p>1750</text:p>
          </table:table-cell>
          <table:table-cell office:value-type="string">
            <text:p>oh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8T23:11:07.97</meta:creation-date>
    <dc:date>2013-07-29T08:36:52.93</dc:date>
    <meta:editing-duration>PT21M5S</meta:editing-duration>
    <meta:editing-cycles>1</meta:editing-cycles>
    <meta:document-statistic meta:table-count="1" meta:cell-count="36" meta:object-count="0"/>
    <meta:generator>LibreOffice/4.0.1.2$Windows_x86 LibreOffice_project/84102822e3d61eb989ddd325abf1ac077904985</meta:generator>
  </office:meta>
</office:document-meta>
</file>